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f0db" officeooo:paragraph-rsid="001bf0db"/>
    </style:style>
    <style:style style:name="P2" style:family="paragraph" style:parent-style-name="Standard">
      <style:text-properties officeooo:paragraph-rsid="001bf0db"/>
    </style:style>
    <style:style style:name="T1" style:family="text">
      <style:text-properties officeooo:rsid="001bf0db"/>
    </style:style>
    <style:style style:name="T2" style:family="text">
      <style:text-properties officeooo:rsid="001eb13d"/>
    </style:style>
    <style:style style:name="T3" style:family="text">
      <style:text-properties officeooo:rsid="0020876a"/>
    </style:style>
    <style:style style:name="T4" style:family="text">
      <style:text-properties officeooo:rsid="0023f255"/>
    </style:style>
    <style:style style:name="T5" style:family="text">
      <style:text-properties officeooo:rsid="0027b4da"/>
    </style:style>
    <style:style style:name="T6" style:family="text">
      <style:text-properties officeooo:rsid="00294299"/>
    </style:style>
    <style:style style:name="T7" style:family="text">
      <style:text-properties officeooo:rsid="002aad17"/>
    </style:style>
    <style:style style:name="T8" style:family="text">
      <style:text-properties officeooo:rsid="002c35b4"/>
    </style:style>
    <style:style style:name="T9" style:family="text">
      <style:text-properties officeooo:rsid="002d5216"/>
    </style:style>
    <style:style style:name="T10" style:family="text">
      <style:text-properties officeooo:rsid="002fe930"/>
    </style:style>
    <style:style style:name="T11" style:family="text">
      <style:text-properties officeooo:rsid="003125ad"/>
    </style:style>
    <style:style style:name="T12" style:family="text">
      <style:text-properties officeooo:rsid="00344164"/>
    </style:style>
    <style:style style:name="T13" style:family="text">
      <style:text-properties officeooo:rsid="00371d36"/>
    </style:style>
    <style:style style:name="T14" style:family="text">
      <style:text-properties officeooo:rsid="0039164e"/>
    </style:style>
    <style:style style:name="T15" style:family="text">
      <style:text-properties officeooo:rsid="0039b799"/>
    </style:style>
    <style:style style:name="T16" style:family="text">
      <style:text-properties officeooo:rsid="003cdb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zy może istnieć nic?</text:p>
      <text:p text:style-name="P1"/>
      <text:p text:style-name="P2"><text:span text:style-name="T1">Stworzenie </text:span><text:span text:style-name="T5">próżni</text:span><text:span text:style-name="T1"> wydaje się </text:span><text:span text:style-name="T7">procesem prostym – wystarczy usunąć materię z pewnej przestrzeni, </text:span><text:span text:style-name="T10">nie jest to jednak takie łatwe</text:span><text:span text:style-name="T6">.</text:span><text:span text:style-name="T1"> Nie jest możliwe stworzenie pustej przestrzeni ani w pojemniku, </text:span><text:span text:style-name="T2">w związku z ruchem atomów tworzących </text:span><text:span text:style-name="T8">śc</text:span><text:span text:style-name="T2">ianki pojemnika, ani jako obszar kosmosu, w związku z </text:span><text:span text:style-name="T15">przelatywaniem neutrin i fotonów przez każdy fragment </text:span><text:span text:style-name="T2"><text:s/></text:span><text:span text:style-name="T15">przestrzeni </text:span><text:span text:style-name="T11">oraz z promieniowaniem kosmicznym</text:span><text:span text:style-name="T2">. </text:span><text:span text:style-name="T3">Nawet hipotetyczna próżnia nie będzie pusta dla obserwatora poruszającego się z ogromnym przyspieszeniem </text:span><text:span text:style-name="T16">co opisuje </text:span><text:span text:style-name="T9">efekt Unruha</text:span><text:span text:style-name="T3">. </text:span><text:span text:style-name="T4">Nieoznaczoność Heisenberga </text:span><text:span text:style-name="T14">w dodatku </text:span><text:span text:style-name="T4">uniemożliwia zbadanie, czy próżnia jest w pełni próżnią. </text:span><text:span text:style-name="T13">Jak przedstawiają powyższe przykłady natura </text:span><text:span text:style-name="T14">nie pozwala</text:span><text:span text:style-name="T13"> zarówno </text:span><text:span text:style-name="T14">na </text:span><text:span text:style-name="T13">stworzenie pustej przestrzeni jak i </text:span><text:span text:style-name="T14">na </text:span><text:span text:style-name="T13">jej <text:s/></text:span><text:span text:style-name="T14">dokładne </text:span><text:span text:style-name="T13">zbadani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3:53:02.820801119</meta:creation-date>
    <meta:generator>LibreOffice/6.4.7.2$Linux_X86_64 LibreOffice_project/40$Build-2</meta:generator>
    <dc:date>2022-05-21T14:04:02.300416343</dc:date>
    <meta:editing-duration>PT37M31S</meta:editing-duration>
    <meta:editing-cycles>23</meta:editing-cycles>
    <meta:document-statistic meta:table-count="0" meta:image-count="0" meta:object-count="0" meta:page-count="1" meta:paragraph-count="2" meta:word-count="105" meta:character-count="760" meta:non-whitespace-character-count="654"/>
  </office:meta>
</office:document-meta>
</file>